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676417"/>
          <table:table-cell office:value-type="float" office:value="0.03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140.0"/>
          <table:table-cell office:value-type="float" office:value="216.0"/>
          <table:table-cell office:value-type="float" office:value="792.0"/>
          <table:table-cell office:value-type="float" office:value="2285.0"/>
          <table:table-cell office:value-type="float" office:value="1169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4.0"/>
          <table:table-cell office:value-type="float" office:value="4880.0"/>
          <table:table-cell office:value-type="float" office:value="4258.0"/>
          <table:table-cell office:value-type="float" office:value="2905.0"/>
          <table:table-cell office:value-type="float" office:value="2022.0"/>
          <table:table-cell office:value-type="float" office:value="9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785894"/>
          <table:table-cell office:value-type="float" office:value="0.044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12.0"/>
          <table:table-cell office:value-type="float" office:value="294.0"/>
          <table:table-cell office:value-type="float" office:value="411.0"/>
          <table:table-cell office:value-type="float" office:value="886.0"/>
          <table:table-cell office:value-type="float" office:value="2637.0"/>
          <table:table-cell office:value-type="float" office:value="1199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6.0"/>
          <table:table-cell office:value-type="float" office:value="4834.0"/>
          <table:table-cell office:value-type="float" office:value="4212.0"/>
          <table:table-cell office:value-type="float" office:value="2901.0"/>
          <table:table-cell office:value-type="float" office:value="2022.0"/>
          <table:table-cell office:value-type="float" office:value="9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667968"/>
          <table:table-cell office:value-type="float" office:value="0.04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149.0"/>
          <table:table-cell office:value-type="float" office:value="200.0"/>
          <table:table-cell office:value-type="float" office:value="972.0"/>
          <table:table-cell office:value-type="float" office:value="2959.0"/>
          <table:table-cell office:value-type="float" office:value="117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8.0"/>
          <table:table-cell office:value-type="float" office:value="4792.0"/>
          <table:table-cell office:value-type="float" office:value="4170.0"/>
          <table:table-cell office:value-type="float" office:value="2897.0"/>
          <table:table-cell office:value-type="float" office:value="2022.0"/>
          <table:table-cell office:value-type="float" office:value="9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